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viewPanel.getScaleToFit( double viewWidth , double view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owPageImage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viewPanel.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viewPanel.setPage( int 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iewportScroller.mousePres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viewPanel.ge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portScroller.mouseEnter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viewPanel.getDispla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Panel.PreviewPanel( FOUserAgent foUserAgent , Renderable renderable , AWT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iewportScroller.mouseExit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viewPanel.relo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viewPanel.getScaleToFi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viewPanel.show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portScroller.mouseDragged( Mous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eviewPanel.setScaleFactor( double s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portScroller.mouseMov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viewPanel.setDisplayMode( int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portScroller.mouseRelea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loader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ViewportScroller.ViewportScroller( JViewport v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ewPanel.getScaleToFitWind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portScroller.mouseClick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